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style:writing-mode="lr-tb"/>
      <style:text-properties fo:color="#000080" style:font-name="Arial" fo:font-size="14pt" fo:font-weight="bold" style:font-name-asian="Arial" style:font-size-asian="14pt" style:font-weight-asian="bold" style:font-size-complex="14pt" style:font-weight-complex="bold"/>
    </style:style>
    <style:style style:name="P3" style:family="paragraph" style:parent-style-name="Standard">
      <style:paragraph-properties style:writing-mode="lr-tb"/>
      <style:text-properties style:font-name="Arial" fo:font-size="14pt" fo:font-weight="bold" style:font-name-asian="Arial" style:font-size-asian="14pt" style:font-weight-asian="bold" style:font-size-complex="14pt" style:font-weight-complex="bold"/>
    </style:style>
    <style:style style:name="P4" style:family="paragraph" style:parent-style-name="Standard">
      <style:paragraph-properties style:writing-mode="lr-tb"/>
      <style:text-properties style:font-name="Arial" fo:font-size="14pt" officeooo:paragraph-rsid="000f7e34" style:font-name-asian="Arial" style:font-size-asian="14pt" style:font-size-complex="14pt"/>
    </style:style>
    <style:style style:name="P5" style:family="paragraph" style:parent-style-name="Standard">
      <style:paragraph-properties style:writing-mode="lr-tb"/>
      <style:text-properties fo:font-size="14pt" officeooo:paragraph-rsid="000f7e34" style:font-size-asian="14pt" style:font-size-complex="14pt"/>
    </style:style>
    <style:style style:name="P6" style:family="paragraph" style:parent-style-name="Standard">
      <style:paragraph-properties style:writing-mode="lr-tb"/>
      <style:text-properties style:font-name="Verdana" fo:font-size="14pt" style:font-size-asian="14pt" style:font-size-complex="14pt"/>
    </style:style>
    <style:style style:name="P7" style:family="paragraph" style:parent-style-name="Standard">
      <style:paragraph-properties fo:text-align="justify" style:justify-single-word="false" style:writing-mode="lr-tb"/>
      <style:text-properties style:font-name="Verdana" fo:font-size="14pt" style:font-size-asian="14pt" style:font-size-complex="14pt"/>
    </style:style>
    <style:style style:name="P8" style:family="paragraph" style:parent-style-name="Standard">
      <style:paragraph-properties fo:margin-left="2.54cm" fo:margin-right="0cm" fo:text-indent="0cm" style:auto-text-indent="false" style:writing-mode="lr-tb"/>
      <style:text-properties fo:color="#000080" style:font-name="Arial" fo:font-size="14pt" fo:font-weight="normal" style:font-name-asian="Ari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2.54cm" fo:margin-right="0cm" fo:text-indent="0cm" style:auto-text-indent="false" style:writing-mode="lr-tb"/>
      <style:text-properties fo:color="#000080" style:font-name="Arial" fo:font-size="14pt" fo:font-weight="bold" style:font-name-asian="Arial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text-indent="0cm" style:auto-text-indent="false" style:writing-mode="lr-tb"/>
      <style:text-properties fo:color="#000080" style:font-name="Arial" fo:font-size="14pt" fo:font-weight="bold" officeooo:paragraph-rsid="000f7e34" style:font-name-asian="Arial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text-indent="0cm" style:auto-text-indent="false" style:writing-mode="lr-tb"/>
      <style:text-properties fo:font-size="14pt" officeooo:paragraph-rsid="000f7e34" style:font-size-asian="14pt" style:font-size-complex="14pt"/>
    </style:style>
    <style:style style:name="P12" style:family="paragraph" style:parent-style-name="Standard" style:master-page-name="Standard">
      <style:paragraph-properties fo:text-align="center" style:justify-single-word="false" style:page-number="auto" style:writing-mode="lr-tb"/>
      <style:text-properties fo:color="#0047ff" style:font-name="Arial" fo:font-size="16pt" style:text-underline-style="solid" style:text-underline-width="auto" style:text-underline-color="font-color" fo:font-weight="bold" style:font-name-asian="Arial" style:font-size-asian="16pt" style:font-weight-asian="bold" style:font-size-complex="16pt" style:font-weight-complex="bold"/>
    </style:style>
    <style:style style:name="P13" style:family="paragraph" style:parent-style-name="Standard">
      <style:paragraph-properties style:writing-mode="lr-tb"/>
      <style:text-properties style:font-name="Verdan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4" style:family="paragraph" style:parent-style-name="Standard" style:list-style-name="L1">
      <style:paragraph-properties style:writing-mode="lr-tb"/>
      <style:text-properties style:font-name="Verdana" fo:font-size="14pt" style:font-size-asian="14pt" style:font-size-complex="14pt"/>
    </style:style>
    <style:style style:name="T1" style:family="text">
      <style:text-properties fo:color="#000080"/>
    </style:style>
    <style:style style:name="T2" style:family="text">
      <style:text-properties fo:color="#000080" style:text-underline-style="solid" style:text-underline-width="auto" style:text-underline-color="font-color"/>
    </style:style>
    <style:style style:name="T3" style:family="text">
      <style:text-properties fo:color="#000080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000080" fo:font-weight="bold" style:font-weight-asian="bold" style:font-weight-complex="bold"/>
    </style:style>
    <style:style style:name="T5" style:family="text">
      <style:text-properties fo:color="#000080" fo:font-weight="bold" officeooo:rsid="000f7e34" style:font-weight-asian="bold" style:font-weight-complex="bold"/>
    </style:style>
    <style:style style:name="T6" style:family="text">
      <style:text-properties fo:color="#000080" style:text-underline-style="none" fo:font-weight="bold" style:font-weight-asian="bold" style:font-weight-complex="bold"/>
    </style:style>
    <style:style style:name="T7" style:family="text">
      <style:text-properties fo:color="#000080" fo:font-weight="normal" style:font-weight-asian="normal" style:font-weight-complex="normal"/>
    </style:style>
    <style:style style:name="T8" style:family="text">
      <style:text-properties fo:color="#000080" style:font-name="Arial" fo:font-weight="bold" style:font-name-asian="Arial" style:font-weight-asian="bold" style:font-weight-complex="bold"/>
    </style:style>
    <style:style style:name="T9" style:family="text">
      <style:text-properties fo:color="#000080" style:font-name="Arial" fo:font-weight="normal" style:font-name-asian="Arial" style:font-weight-asian="normal" style:font-weight-complex="normal"/>
    </style:style>
    <style:style style:name="T10" style:family="text">
      <style:text-properties fo:color="#000080"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11" style:family="text">
      <style:text-properties fo:color="#000080" officeooo:rsid="000f7e34"/>
    </style:style>
    <style:style style:name="T12" style:family="text">
      <style:text-properties fo:color="#800080"/>
    </style:style>
    <style:style style:name="T13" style:family="text">
      <style:text-properties fo:color="#800080" fo:font-weight="bold" style:font-weight-asian="bold" style:font-weight-complex="bold"/>
    </style:style>
    <style:style style:name="T14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color="#ff0000" style:text-underline-style="solid" style:text-underline-width="auto" style:text-underline-color="font-color" fo:font-weight="bold" officeooo:rsid="0010fbca" style:font-weight-asian="bold" style:font-weight-complex="bold"/>
    </style:style>
    <style:style style:name="T16" style:family="text">
      <style:text-properties fo:color="#ff0000" fo:font-weight="normal" style:font-weight-asian="normal" style:font-weight-complex="normal"/>
    </style:style>
    <style:style style:name="T17" style:family="text">
      <style:text-properties fo:color="#ff0000" fo:font-weight="normal" officeooo:rsid="000f7e34" style:font-weight-asian="normal" style:font-weight-complex="normal"/>
    </style:style>
    <style:style style:name="T18" style:family="text">
      <style:text-properties fo:color="#ff0000" style:text-underline-style="none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0f7e34"/>
    </style:style>
    <style:style style:name="T25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26" style:family="text">
      <style:text-properties officeooo:rsid="0010fbc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BASE DE DATOS FORMULA1 </text:p>
      <text:p text:style-name="P2"/>
      <text:p text:style-name="P2"/>
      <text:p text:style-name="P3"><text:span text:style-name="T1">R1 = </text:span><text:span text:style-name="T12">TPILOTO</text:span><text:span text:style-name="T1"> ( </text:span><text:span text:style-name="T2">NOMBRE</text:span><text:span text:style-name="T1">, </text:span><text:span text:style-name="T7">PAIS, FCH_NACIMIENTO ?</text:span><text:span text:style-name="T1"> )</text:span></text:p>
      <text:p text:style-name="P2"/>
      <text:p text:style-name="P3"><text:span text:style-name="T1">R</text:span><text:span text:style-name="T11">2</text:span><text:span text:style-name="T1"> = </text:span><text:span text:style-name="T12">TCIRCUITO</text:span><text:span text:style-name="T1"> ( </text:span><text:span text:style-name="T2">CODIGO</text:span><text:span text:style-name="T1">, <text:s/></text:span><text:span text:style-name="T7"><text:s text:c="2"/></text:span><text:span text:style-name="T10">NOMBRE</text:span><text:span text:style-name="T7"> , LONGITUD,</text:span></text:p>
      <text:p text:style-name="P8"><text:tab/><text:tab/> SENTIDOGIRO, CURVASIZQDA, CURVASDCHA, </text:p>
      <text:p text:style-name="P9"><text:span text:style-name="T23"><text:tab/><text:tab/><text:tab/>REGION ?, LOCALIDAD, PAIS</text:span>)</text:p>
      <text:p text:style-name="P9"/>
      <text:p text:style-name="P10">R<text:span text:style-name="T24">3</text:span> = <text:span text:style-name="T12">TCARRERA</text:span> ( <text:span text:style-name="T19">FECHA</text:span><text:span text:style-name="T21">, </text:span><text:span text:style-name="T25">NOMBRE</text:span><text:span text:style-name="T23">, VUELTAS ?, DISTANCIATOTAL ?, CODCIRCUITO </text:span><text:span text:style-name="T16">(FK</text:span><text:span text:style-name="T17">2</text:span><text:span text:style-name="T16">)</text:span> )</text:p>
      <text:p text:style-name="P11"/>
      <text:p text:style-name="P4"><text:span text:style-name="T4">R</text:span><text:span text:style-name="T5">4</text:span><text:span text:style-name="T4"> =</text:span> <text:span text:style-name="T13">TCOMPITE</text:span><text:span text:style-name="T1"> ( </text:span><text:span text:style-name="T3">FECHA</text:span><text:span text:style-name="T20"> </text:span><text:span text:style-name="T14">(FK</text:span><text:span text:style-name="T15">3</text:span><text:span text:style-name="T14">)</text:span><text:span text:style-name="T22">, </text:span><text:span text:style-name="T18"><text:s/></text:span><text:s/><text:span text:style-name="T7">PUESTOLLEGADA, NUMAUTO</text:span><text:span text:style-name="T4"> , </text:span><text:span text:style-name="T6"><text:s/></text:span><text:span text:style-name="T3">NOMBREPILOTO</text:span><text:span text:style-name="T6"> </text:span><text:span text:style-name="T14">(FK1)</text:span><text:span text:style-name="T6">,</text:span></text:p>
      <text:p text:style-name="P4"><text:span text:style-name="T4"><text:tab/><text:tab/><text:tab/> </text:span><text:span text:style-name="T7">EQUIPO, <text:tab/>VUELTAS, <text:s/>TPOCARRERA, <text:s/></text:span></text:p>
      <text:p text:style-name="P5"><text:span text:style-name="T9"><text:tab/><text:tab/><text:tab/><text:tab/>PUESTOPARRILLA, PUNTOSCARRERA</text:span><text:span text:style-name="T8"> )</text:span></text:p>
      <text:p text:style-name="P13">Notas:</text:p>
      <text:list xml:id="list764807269098836825" text:style-name="L1">
        <text:list-item>
          <text:p text:style-name="P14">La clave primaria está <text:span text:style-name="T26">en negrita y </text:span>subrayada</text:p>
        </text:list-item>
        <text:list-item>
          <text:p text:style-name="P14">Las claves alternativas <text:span text:style-name="T24">tiene subrayado doble.</text:span></text:p>
        </text:list-item>
        <text:list-item>
          <text:p text:style-name="P14">Los atributos opcionales están seguidos por el carácter ?</text:p>
        </text:list-item>
        <text:list-item>
          <text:p text:style-name="P14">Las claves foráneas están seguidas por (FK99) donde 99 representa el número de la relación -R99- a la que referencian.</text:p>
        </text:list-item>
      </text:list>
      <text:p text:style-name="P6">Aclaración:</text:p>
      <text:p text:style-name="P7"><text:tab/>El orden de las columnas de la relación TCOMPITE viene dado por el orden en el que sen encuentran los datos de cada carrera en la página web de www.formula1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ff ddd</meta:initial-creator>
    <meta:creation-date>2013-04-18T12:41:51.41</meta:creation-date>
    <dc:date>2018-04-10T08:09:20.741586524</dc:date>
    <meta:editing-duration>PT52M42S</meta:editing-duration>
    <meta:editing-cycles>13</meta:editing-cycles>
    <meta:generator>LibreOffice/4.2.8.2$Linux_X86_64 LibreOffice_project/420m0$Build-2</meta:generator>
    <meta:print-date>2013-04-18T16:40:44.21</meta:print-date>
    <meta:document-statistic meta:table-count="0" meta:image-count="0" meta:object-count="0" meta:page-count="1" meta:paragraph-count="16" meta:word-count="137" meta:character-count="864" meta:non-whitespace-character-count="720"/>
  </office:meta>
</office:document-meta>
</file>